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ando los nuevos métodos de los arrays (por ejemplo: filter() // fill() // keys() )</text:p>
      <text:p text:style-name="Standard"/>
      <text:p text:style-name="Standard">Crea un array de diez números aleatorios entre 0 y 10.</text:p>
      <text:p text:style-name="Standard">Devuelve un array con los valores menores a 8.</text:p>
      <text:p text:style-name="Standard">Intercambia los valores impares por la cadena “impar”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8T20:43:44.613477916</meta:creation-date>
    <dc:date>2023-11-14T12:50:20.712000000</dc:date>
    <meta:editing-duration>PT4M43S</meta:editing-duration>
    <meta:editing-cycles>8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4" meta:word-count="43" meta:character-count="238" meta:non-whitespace-character-count="199"/>
  </office:meta>
</office:document-meta>
</file>